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9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Title 1" svg:x="0.55118in" svg:y="0.24724in" svg:width="9.92087in" svg:height="1.03504in" presentation:class="title" presentation:placeholder="false">
          <draw:text-box>
            <text:p text:style-name="a567" text:class-names="" text:cond-style-name=""><text:span text:style-name="a566" text:class-names="">This is the heading</text:span></text:p>
          </draw:text-box>
          <svg:title/>
          <svg:desc/>
        </draw:frame>
        <draw:frame draw:id="id74" presentation:style-name="a571" draw:name="Subtitle 2" svg:x="0.55118in" svg:y="1.45079in" svg:width="9.92087in" svg:height="3.59606in" presentation:class="subtitle" presentation:placeholder="false">
          <draw:text-box>
            <text:p text:style-name="a570" text:class-names="" text:cond-style-name=""><text:span text:style-name="a569" text:class-names=""><text:line-break/>And here we go with the content</text:span></text:p>
          </draw:text-box>
          <svg:title/>
          <svg:desc/>
        </draw:frame>
        <presentation:notes draw:style-name="a577">
          <draw:frame draw:id="id75" draw:style-name="a574" draw:name="Slide Number Placeholder 6" svg:x="4.81102in" svg:y="10.45in" svg:width="3.68858in" svg:height="0.54961in">
            <draw:text-box>
              <text:p text:style-name="a573" text:class-names="" text:cond-style-name=""><text:span text:style-name="a572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76" presentation:style-name="a575" draw:name="Slide Image Placeholder 1">
            <svg:title/>
            <svg:desc/>
          </draw:page-thumbnail>
          <draw:frame draw:id="id77" presentation:style-name="a57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" draw:style-name="a578" draw:master-page-name="Master1-Layout1-title-Title-Slide" presentation:presentation-page-layout-name="Master1-PPL1" draw:id="Slide-257">
        <draw:frame draw:id="id78" presentation:style-name="a582" draw:name="Title 1" svg:x="1.37847in" svg:y="1.01563in" svg:width="8.26736in" svg:height="2.15799in" presentation:class="title" presentation:placeholder="false">
          <draw:text-box>
            <text:p text:style-name="a581" text:class-names="" text:cond-style-name=""><text:span text:style-name="a579" text:class-names="">This is slide 2</text:span><text:span text:style-name="a580" text:class-names=""/></text:p>
          </draw:text-box>
          <svg:title/>
          <svg:desc/>
        </draw:frame>
        <draw:frame draw:id="id79" presentation:style-name="a597" draw:name="Subtitle 2" svg:x="1.37847in" svg:y="3.25694in" svg:width="8.26736in" svg:height="1.49826in" presentation:class="subtitle" presentation:placeholder="false">
          <draw:text-box>
            <text:p text:style-name="a590" text:class-names="" text:cond-style-name=""><text:span text:style-name="a583" text:class-names="">This</text:span><text:span text:style-name="a584" text:class-names=""><text:s text:c="1"/></text:span><text:span text:style-name="a585" text:class-names="">slide</text:span><text:span text:style-name="a586" text:class-names=""><text:s text:c="1"/></text:span><text:span text:style-name="a587" text:class-names="">has a lot<text:s text:c="1"/></text:span><text:span text:style-name="a588" text:class-names="">of information</text:span><text:span text:style-name="a589" text:class-names=""/></text:p>
            <text:p text:style-name="a596" text:class-names="" text:cond-style-name=""><text:span text:style-name="a591" text:class-names="">Happy</text:span><text:span text:style-name="a592" text:class-names=""><text:s text:c="1"/></text:span><text:span text:style-name="a593" text:class-names="">learnin</text:span><text:span text:style-name="a594" text:class-names="">g</text:span><text:span text:style-name="a59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58346in" svg:y="0.83583in" svg:width="7.33228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58346in" svg:y="0.83583in" svg:width="7.33228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58346in" svg:y="0.83583in" svg:width="7.33228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58346in" svg:y="0.83583in" svg:width="7.33228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58346in" svg:y="0.83583in" svg:width="7.33228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58346in" svg:y="0.83583in" svg:width="7.33228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58346in" svg:y="0.83583in" svg:width="7.33228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58346in" svg:y="0.83583in" svg:width="7.33228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58346in" svg:y="0.83583in" svg:width="7.33228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58346in" svg:y="0.83583in" svg:width="7.33228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58346in" svg:y="0.83583in" svg:width="7.33228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58346in" svg:y="0.83583in" svg:width="7.33228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This is the heading</dc:title>
    <dc:creator>Suraj Singh</dc:creator>
    <meta:creation-date>2021-06-30T16:57:34Z</meta:creation-date>
    <dc:date>2021-10-02T05:46:30Z</dc:date>
    <meta:editing-cycles>1</meta:editing-cycles>
    <meta:editing-duration>PT94S</meta:editing-duration>
    <meta:document-statistic meta:paragraph-count="6" meta:word-count="26"/>
  </office:meta>
</office:document-meta>
</file>